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2" draw:master-page-name="Master1-Layout1-title-Diapositive-de-titre" presentation:presentation-page-layout-name="Master1-PPL1" draw:id="Slide-256">
        <draw:frame draw:id="id64" presentation:style-name="a397" draw:name="Titre 1" svg:x="1.75in" svg:y="2.61017in" svg:width="9.83333in" svg:height="1.8in" presentation:class="title" presentation:placeholder="false">
          <draw:text-box>
            <text:p text:style-name="a396" text:class-names="" text:cond-style-name=""><text:span text:style-name="a383" text:class-names="">Apprendre</text:span><text:span text:style-name="a384" text:class-names=""><text:s text:c="1"/></text:span><text:span text:style-name="a385" text:class-names="">Python</text:span><text:span text:style-name="a386" text:class-names=""><text:s text:c="1"/></text:span><text:span text:style-name="a387" text:class-names="">en</text:span><text:span text:style-name="a388" text:class-names=""><text:s text:c="1"/></text:span><text:span text:style-name="a389" text:class-names="">programmant</text:span><text:span text:style-name="a390" text:class-names=""><text:s text:c="1"/></text:span><text:span text:style-name="a391" text:class-names="">un</text:span><text:span text:style-name="a392" text:class-names=""><text:s text:c="1"/></text:span><text:span text:style-name="a393" text:class-names="">Tic Tac<text:s text:c="1"/></text:span><text:span text:style-name="a394" text:class-names="">Toe</text:span><text:span text:style-name="a395" text:class-names=""/></text:p>
          </draw:text-box>
          <svg:title/>
          <svg:desc/>
        </draw:frame>
        <draw:frame draw:id="id65" presentation:style-name="a416" draw:name="Sous-titre 2" svg:x="2.9475in" svg:y="4.76in" svg:width="7.43833in" svg:height="1.35596in" presentation:class="subtitle" presentation:placeholder="false">
          <draw:text-box>
            <text:p text:style-name="a412" text:class-names="" text:cond-style-name=""><text:span text:style-name="a398" text:class-names=""><text:a xlink:href="https://github.com/AbdelmoAli" text:style-name="" text:visited-style-name="">Abdelmotalib</text:a></text:span><text:span text:style-name="a399" text:class-names=""><text:a xlink:href="https://github.com/AbdelmoAli" text:style-name="" text:visited-style-name=""><text:s text:c="1"/>Ali</text:a></text:span><text:span text:style-name="a400" text:class-names=""><text:s text:c="1"/>-<text:s text:c="1"/></text:span><text:span text:style-name="a401" text:class-names=""><text:a xlink:href="https://github.com/baguettte" text:style-name="" text:visited-style-name="">Briand Paul</text:a></text:span><text:span text:style-name="a402" text:class-names=""><text:s text:c="1"/></text:span><text:span text:style-name="a403" text:class-names="">-</text:span><text:span text:style-name="a404" text:class-names=""><text:s text:c="1"/></text:span><text:span text:style-name="a405" text:class-names=""><text:a xlink:href="https://github.com/ylemzah" text:style-name="" text:visited-style-name="">Lemzah</text:a></text:span><text:span text:style-name="a406" text:class-names=""><text:a xlink:href="https://github.com/ylemzah" text:style-name="" text:visited-style-name=""><text:s text:c="1"/>Yassine</text:a></text:span><text:span text:style-name="a407" text:class-names=""><text:s text:c="1"/></text:span><text:span text:style-name="a408" text:class-names="">-</text:span><text:span text:style-name="a409" text:class-names=""><text:s text:c="1"/></text:span><text:span text:style-name="a410" text:class-names=""><text:a xlink:href="https://github.com/PVaub" text:style-name="" text:visited-style-name="">Vauboin Paul</text:a></text:span><text:span text:style-name="a411" text:class-names=""/></text:p>
            <text:p text:style-name="a415" text:class-names="" text:cond-style-name=""><text:span text:style-name="a413" text:class-names=""><text:a xlink:href="https://github.com/AbdelmoAli/Learn-to-code-Tictactoe" text:style-name="" text:visited-style-name="">https://github.com/AbdelmoAli/Learn-to-code-Tictactoe</text:a></text:span><text:span text:style-name="a414" text:class-names=""/></text:p>
          </draw:text-box>
          <svg:title/>
          <svg:desc/>
        </draw:frame>
      </draw:page>
      <draw:page draw:name="Slide2" draw:style-name="a417" draw:master-page-name="Master1-Layout2-obj-Titre-et-contenu" presentation:presentation-page-layout-name="Master1-PPL2" draw:id="Slide-257">
        <draw:frame draw:id="id66" presentation:style-name="a421" draw:name="Titre 1" svg:x="2.44in" svg:y="1.055in" svg:width="8.45333in" svg:height="1.3in" presentation:class="title" presentation:placeholder="false">
          <draw:text-box>
            <text:p text:style-name="a420" text:class-names="" text:cond-style-name=""><text:span text:style-name="a418" text:class-names="">Présentation du PROJET</text:span><text:span text:style-name="a419" text:class-names=""/></text:p>
          </draw:text-box>
          <svg:title/>
          <svg:desc/>
        </draw:frame>
        <draw:frame draw:id="id67" presentation:style-name="a478" draw:name="Espace réservé du contenu 2" svg:x="2.44in" svg:y="2.885in" svg:width="8.45333in" svg:height="3.39237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2" text:class-names="">Jeu</text:span><text:span text:style-name="a423" text:class-names=""><text:s text:c="1"/></text:span><text:span text:style-name="a424" text:class-names="">éducatif</text:span><text:span text:style-name="a425" text:class-names=""><text:s text:c="1"/></text:span><text:span text:style-name="a426" text:class-names="">pour</text:span><text:span text:style-name="a427" text:class-names=""><text:s text:c="1"/></text:span><text:span text:style-name="a428" text:class-names="">apprendre</text:span><text:span text:style-name="a429" text:class-names=""><text:s text:c="1"/></text:span><text:span text:style-name="a430" text:class-names="">à programmer;</text:span></text:p>
              </text:list-item>
            </text:list>
            <text:list text:style-name="a439">
              <text:list-item>
                <text:p text:style-name="a438" text:class-names="" text:cond-style-name=""><text:span text:style-name="a433" text:class-names="">Apprentissage par mise en pratique (</text:span><text:span text:style-name="a434" text:class-names="">learning</text:span><text:span text:style-name="a435" text:class-names=""><text:s text:c="1"/>by<text:s text:c="1"/></text:span><text:span text:style-name="a436" text:class-names="">doing</text:span><text:span text:style-name="a437" text:class-names="">);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 destination des collégiens ou toute personne vraie débutante;</text:span></text:p>
              </text:list-item>
            </text:list>
            <text:list text:style-name="a451">
              <text:list-item>
                <text:p text:style-name="a450" text:class-names="" text:cond-style-name=""><text:span text:style-name="a443" text:class-names="">Découpage</text:span><text:span text:style-name="a444" text:class-names=""><text:s text:c="1"/></text:span><text:span text:style-name="a445" text:class-names="">en</text:span><text:span text:style-name="a446" text:class-names=""><text:s text:c="1"/></text:span><text:span text:style-name="a447" text:class-names="">4</text:span><text:span text:style-name="a448" text:class-names=""><text:s text:c="1"/></text:span><text:span text:style-name="a449" text:class-names="">zones :</text:span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2" text:class-names="">Une interface graphique du Tic Tac<text:s text:c="1"/></text:span><text:span text:style-name="a453" text:class-names="">Toe</text:span><text:span text:style-name="a454" text:class-names="">;</text:span><text:span text:style-name="a455" text:class-names=""/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Une zone avec le cours;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61" text:class-names="">Une</text:span><text:span text:style-name="a462" text:class-names=""><text:s text:c="1"/></text:span><text:span text:style-name="a463" text:class-names="">zone</text:span><text:span text:style-name="a464" text:class-names=""><text:s text:c="1"/></text:span><text:span text:style-name="a465" text:class-names="">pour</text:span><text:span text:style-name="a466" text:class-names=""><text:s text:c="1"/></text:span><text:span text:style-name="a467" text:class-names="">rentrer</text:span><text:span text:style-name="a468" text:class-names=""><text:s text:c="1"/></text:span><text:span text:style-name="a469" text:class-names="">du</text:span><text:span text:style-name="a470" text:class-names=""><text:s text:c="1"/></text:span><text:span text:style-name="a471" text:class-names="">code;</text:span><text:span text:style-name="a472" text:class-names=""/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Une zone avec les erreurs du cod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79" draw:master-page-name="Master1-Layout2-obj-Titre-et-contenu" presentation:presentation-page-layout-name="Master1-PPL2" draw:id="Slide-258">
        <draw:frame draw:id="id68" presentation:style-name="a483" draw:name="Titre 1" svg:x="2.44in" svg:y="1.055in" svg:width="8.45333in" svg:height="1.3in" presentation:class="title" presentation:placeholder="false">
          <draw:text-box>
            <text:p text:style-name="a482" text:class-names="" text:cond-style-name=""><text:span text:style-name="a480" text:class-names="">Organisation du Projet</text:span><text:span text:style-name="a481" text:class-names=""/></text:p>
          </draw:text-box>
          <svg:title/>
          <svg:desc/>
        </draw:frame>
        <draw:frame draw:id="id69" presentation:style-name="a529" draw:name="Espace réservé du contenu 2" svg:x="0.56351in" svg:y="3.05263in" svg:width="7.85754in" svg:height="3.39237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Division du code autour de 3 packages :</text:span></text:p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7" text:class-names="">CodeChecker</text:span><text:span text:style-name="a488" text:class-names=""><text:s text:c="1"/>pour vérifier le code de l’utilisateur;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1" text:class-names="">SyntaxHighlighter</text:span><text:span text:style-name="a492" text:class-names=""><text:s text:c="1"/>pour mettre en couleur le code de l’utilisateur;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495" text:class-names="">TicTacToe</text:span><text:span text:style-name="a496" text:class-names=""><text:s text:c="1"/></text:span><text:span text:style-name="a497" text:class-names="">pour</text:span><text:span text:style-name="a498" text:class-names=""><text:s text:c="1"/></text:span><text:span text:style-name="a499" text:class-names="">gérer le<text:s text:c="1"/></text:span><text:span text:style-name="a500" text:class-names="">back-end</text:span><text:span text:style-name="a501" text:class-names=""><text:s text:c="1"/>(CLI) et le<text:s text:c="1"/></text:span><text:span text:style-name="a502" text:class-names="">front-end</text:span><text:span text:style-name="a503" text:class-names=""><text:s text:c="1"/>(GUI) du jeu;</text:span></text:p>
                  </text:list-item>
                </text:list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Utilisation de la librairie Qt pour la fenêtre principale et le GUI du jeu.</text:span></text:p>
              </text:list-item>
            </text:list>
            <text:list text:style-name="a516">
              <text:list-item>
                <text:p text:style-name="a515" text:class-names="" text:cond-style-name=""><text:span text:style-name="a509" text:class-names="">MainWindow</text:span><text:span text:style-name="a510" text:class-names=""><text:s text:c="1"/></text:span><text:span text:style-name="a511" text:class-names="">héritée<text:s text:c="1"/></text:span><text:span text:style-name="a512" text:class-names="">de<text:s text:c="1"/></text:span><text:span text:style-name="a513" text:class-names="">QMainWindow</text:span><text:span text:style-name="a514" text:class-names=""><text:s text:c="1"/>pour gérer la fenêtre principale.</text:span></text:p>
              </text:list-item>
            </text:list>
            <text:list text:style-name="a528">
              <text:list-item>
                <text:p text:style-name="a527" text:class-names="" text:cond-style-name=""><text:span text:style-name="a517" text:class-names="">Division</text:span><text:span text:style-name="a518" text:class-names=""><text:s text:c="1"/></text:span><text:span text:style-name="a519" text:class-names="">des</text:span><text:span text:style-name="a520" text:class-names=""><text:s text:c="1"/></text:span><text:span text:style-name="a521" text:class-names="">tâches</text:span><text:span text:style-name="a522" text:class-names=""><text:s text:c="1"/></text:span><text:span text:style-name="a523" text:class-names="">forte au début puis mise en commun et<text:s text:c="1"/></text:span><text:span text:style-name="a524" text:class-names="">debug</text:span><text:span text:style-name="a525" text:class-names="">.</text:span><text:span text:style-name="a526" text:class-names=""/></text:p>
              </text:list-item>
            </text:list>
          </draw:text-box>
          <svg:title/>
          <svg:desc/>
        </draw:frame>
        <draw:frame draw:id="id70" draw:style-name="a562" draw:name="Espace réservé du contenu 2" svg:x="8.64843in" svg:y="3.05263in" svg:width="4.1214in" svg:height="3.39237in">
          <draw:text-box>
            <text:p text:style-name="a531" text:class-names="" text:cond-style-name=""><text:span text:style-name="a530" text:class-names="">| main.py</text:span></text:p>
            <text:p text:style-name="a533" text:class-names="" text:cond-style-name=""><text:span text:style-name="a532" text:class-names="">| src/</text:span></text:p>
            <text:p text:style-name="a535" text:class-names="" text:cond-style-name=""><text:span text:style-name="a534" text:class-names="">| __ MainWindow.py</text:span></text:p>
            <text:p text:style-name="a537" text:class-names="" text:cond-style-name=""><text:span text:style-name="a536" text:class-names="">| __ Code Checker/</text:span></text:p>
            <text:p text:style-name="a539" text:class-names="" text:cond-style-name=""><text:span text:style-name="a538" text:class-names="">| ______________ check_errors.py</text:span></text:p>
            <text:p text:style-name="a541" text:class-names="" text:cond-style-name=""><text:span text:style-name="a540" text:class-names="">| ______________ get_name_of_function.py</text:span></text:p>
            <text:p text:style-name="a545" text:class-names="" text:cond-style-name=""><text:span text:style-name="a542" text:class-names="">| __<text:s text:c="1"/></text:span><text:span text:style-name="a543" text:class-names="">SyntaxHighlighter</text:span><text:span text:style-name="a544" text:class-names="">/</text:span></text:p>
            <text:p text:style-name="a548" text:class-names="" text:cond-style-name=""><text:span text:style-name="a546" text:class-names="">| ________________<text:s text:c="1"/></text:span><text:span text:style-name="a547" text:class-names="">PythonHighlighter.py</text:span></text:p>
            <text:p text:style-name="a550" text:class-names="" text:cond-style-name=""><text:span text:style-name="a549" text:class-names="">| ________________ colors.py</text:span></text:p>
            <text:p text:style-name="a554" text:class-names="" text:cond-style-name=""><text:span text:style-name="a551" text:class-names="">| __<text:s text:c="1"/></text:span><text:span text:style-name="a552" text:class-names="">TicTacToe</text:span><text:span text:style-name="a553" text:class-names="">/</text:span></text:p>
            <text:p text:style-name="a556" text:class-names="" text:cond-style-name=""><text:span text:style-name="a555" text:class-names="">| __________ CLI.py</text:span></text:p>
            <text:p text:style-name="a558" text:class-names="" text:cond-style-name=""><text:span text:style-name="a557" text:class-names="">| __________ GUI.py</text:span></text:p>
            <text:p text:style-name="a561" text:class-names="" text:cond-style-name=""><text:span text:style-name="a559" text:class-names="">| __________ test_CLI.py</text:span><text:span text:style-name="a560" text:class-names=""/></text:p>
          </draw:text-box>
          <svg:title/>
          <svg:desc/>
        </draw:frame>
      </draw:page>
      <draw:page draw:name="Slide4" draw:style-name="a563" draw:master-page-name="Master1-Layout2-obj-Titre-et-contenu" presentation:presentation-page-layout-name="Master1-PPL2" draw:id="Slide-259">
        <draw:frame draw:id="id71" presentation:style-name="a567" draw:name="Titre 1" svg:x="2.44in" svg:y="1.055in" svg:width="8.45333in" svg:height="1.3in" presentation:class="title" presentation:placeholder="false">
          <draw:text-box>
            <text:p text:style-name="a566" text:class-names="" text:cond-style-name=""><text:span text:style-name="a564" text:class-names="">Tests unitaires pour la CLI</text:span><text:span text:style-name="a565" text:class-names=""/></text:p>
          </draw:text-box>
          <svg:title/>
          <svg:desc/>
        </draw:frame>
        <draw:frame draw:id="id72" presentation:style-name="a622" draw:name="Espace réservé du contenu 2" svg:x="2.44in" svg:y="2.885in" svg:width="8.45333in" svg:height="3.39237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Empty_grid</text:span><text:span text:style-name="a569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Reset</text:span><text:span text:style-name="a573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Switch_mark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Value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Is_empty</text:span><text:span text:style-name="a584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7" text:class-names="">Is_full</text:span><text:span text:style-name="a588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Add_mark</text:span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Get_rows</text:span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Is_align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Has_winner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Get_winner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4" text:class-names="">Test pour chacune de ces fonctions grâce au package<text:s text:c="1"/></text:span><text:span text:style-name="a615" text:class-names="">pytest</text:span><text:span text:style-name="a616" text:class-names="">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re et contenu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Titre de section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Deux contenus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a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re seu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Vide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u avec légende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Image avec légende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re et texte vertical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Titre vertical et texte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ffffff" draw:opacity="100%" draw:stroke="non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lis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75in" svg:y="6.82in" svg:width="6.45362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7661in" svg:y="6.8in" svg:width="0.4in" svg:height="0.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75in" svg:y="2.61017in" svg:width="9.83333in" svg:height="1.8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2.9475in" svg:y="4.76in" svg:width="7.43833in" svg:height="1.3559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8.55362in" svg:y="6.82285in" svg:width="3.01153in" svg:height="0.354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1.75in" svg:y="6.82in" svg:width="6.45362in" svg:height="0.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1.7661in" svg:y="6.8in" svg:width="0.4in" svg:height="0.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2.44in" svg:y="1.055in" svg:width="8.45333in" svg:height="1.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2.44in" svg:y="2.885in" svg:width="8.45333in" svg:height="3.3923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6" svg:x="8.55362in" svg:y="6.82285in" svg:width="3.01153in" svg:height="0.354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7" svg:x="1.75in" svg:y="6.82in" svg:width="6.45362in" svg:height="0.3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8" svg:x="11.7661in" svg:y="6.8in" svg:width="0.4in" svg:height="0.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1.75in" svg:y="2.61017in" svg:width="9.83333in" svg:height="1.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2.9475in" svg:y="4.75991in" svg:width="7.43833in" svg:height="1.38351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8.55362in" svg:y="6.82285in" svg:width="3.01153in" svg:height="0.354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1.75in" svg:y="6.82in" svg:width="6.45362in" svg:height="0.3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11.7661in" svg:y="6.8in" svg:width="0.4in" svg:height="0.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2.44in" svg:y="1.055in" svg:width="8.45333in" svg:height="1.3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1.73in" svg:y="2.885in" svg:width="4.671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93167in" svg:y="2.885in" svg:width="4.67in" svg:height="3.392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7" svg:x="8.55362in" svg:y="6.82285in" svg:width="3.01153in" svg:height="0.354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8" svg:x="1.75in" svg:y="6.82in" svg:width="6.45362in" svg:height="0.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9" svg:x="11.7661in" svg:y="6.8in" svg:width="0.4in" svg:height="0.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ext Placeholder 2" svg:x="1.73167in" svg:y="2.53in" svg:width="4.67in" svg:height="0.77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82" draw:name="Content Placeholder 3" svg:x="1.73167in" svg:y="3.4375in" svg:width="4.67in" svg:height="2.8398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5" svg:x="6.93167in" svg:y="3.4375in" svg:width="4.65167in" svg:height="2.83987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euxièm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Cinquièm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Text Placeholder 4" svg:x="6.93167in" svg:y="2.53in" svg:width="4.67in" svg:height="0.77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8" draw:name="Date Placeholder 6" svg:x="8.55362in" svg:y="6.82285in" svg:width="3.01153in" svg:height="0.3543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</draw:text-box>
        <svg:title/>
        <svg:desc/>
      </draw:frame>
      <draw:frame draw:id="id31" presentation:style-name="a211" draw:name="Footer Placeholder 7" svg:x="1.75in" svg:y="6.82in" svg:width="6.45362in" svg:height="0.3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5" draw:name="Slide Number Placeholder 8" svg:x="11.7661in" svg:y="6.8in" svg:width="0.4in" svg:height="0.4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  <draw:frame draw:id="id33" presentation:style-name="a219" draw:name="Title 9" svg:x="2.44in" svg:y="1.055in" svg:width="8.45333in" svg:height="1.3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2.44in" svg:y="1.055in" svg:width="8.45333in" svg:height="1.3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8.55362in" svg:y="6.82285in" svg:width="3.01153in" svg:height="0.354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75in" svg:y="6.82in" svg:width="6.45362in" svg:height="0.3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11.7661in" svg:y="6.8in" svg:width="0.4in" svg:height="0.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8.55362in" svg:y="6.82285in" svg:width="3.01153in" svg:height="0.354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75in" svg:y="6.82in" svg:width="6.45362in" svg:height="0.3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11.7661in" svg:y="6.8in" svg:width="0.4in" svg:height="0.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custom-shape svg:x="6.66667in" svg:y="0in" svg:width="6.66667in" svg:height="7.5in" draw:id="id41" draw:style-name="a251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5" draw:name="Title 1" svg:x="0.88in" svg:y="2.45388in" svg:width="4.90667in" svg:height="1.24836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43" presentation:style-name="a272" draw:name="Content Placeholder 2" svg:x="7.36667in" svg:y="0.88in" svg:width="5.26667in" svg:height="5.74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6" draw:name="Text Placeholder 3" svg:x="1.22in" svg:y="3.88224in" svg:width="4.15in" svg:height="2.39943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z pour modifier les styles du texte du masque</text:span></text:p>
            </text:list-item>
          </text:list>
        </draw:text-box>
        <svg:title/>
        <svg:desc/>
      </draw:frame>
      <draw:frame draw:id="id45" presentation:style-name="a281" draw:name="Date Placeholder 8" svg:x="8.55362in" svg:y="6.82285in" svg:width="3.01153in" svg:height="0.3543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/></text:span><text:span text:style-name="a279" text:class-names=""/></text:p>
        </draw:text-box>
        <svg:title/>
        <svg:desc/>
      </draw:frame>
      <draw:frame draw:id="id46" presentation:style-name="a284" draw:name="Footer Placeholder 9" svg:x="0.88in" svg:y="6.82in" svg:width="5.60455in" svg:height="0.3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7" presentation:style-name="a288" draw:name="Slide Number Placeholder 10" svg:x="11.7661in" svg:y="6.8in" svg:width="0.4in" svg:height="0.4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</style:master-page>
    <style:master-page style:name="Master1-Layout9-picTx-Image-avec-légende" style:page-layout-name="pageLayout1" draw:style-name="a289">
      <draw:frame draw:id="id48" presentation:style-name="a293" draw:name="Title 1" svg:x="0.88421in" svg:y="2.45388in" svg:width="4.91579in" svg:height="1.24086in" presentation:class="title" presentation:placeholder="false">
        <draw:text-box>
          <text:p text:style-name="a292" text:class-names="" text:cond-style-name=""><text:span text:style-name="a290" text:class-names="">Modifiez le style du titre</text:span><text:span text:style-name="a291" text:class-names=""/></text:p>
        </draw:text-box>
        <svg:title/>
        <svg:desc/>
      </draw:frame>
      <draw:frame draw:id="id49" presentation:style-name="a297" draw:name="Picture Placeholder 2" svg:x="6.66667in" svg:y="0in" svg:width="6.67333in" svg:height="7.5in" presentation:class="graphic" presentation:placeholder="false">
        <draw:text-box>
          <text:p text:style-name="a296" text:class-names="" text:cond-style-name=""><text:span text:style-name="a294" text:class-names="">Cliquez sur l'icône pour ajouter une image</text:span><text:span text:style-name="a295" text:class-names=""/></text:p>
        </draw:text-box>
        <svg:title/>
        <svg:desc/>
      </draw:frame>
      <draw:frame draw:id="id50" presentation:style-name="a301" draw:name="Text Placeholder 3" svg:x="1.22in" svg:y="3.88224in" svg:width="4.15in" svg:height="2.39943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306" draw:name="Date Placeholder 7" svg:x="8.55362in" svg:y="6.82285in" svg:width="3.01153in" svg:height="0.354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52" presentation:style-name="a309" draw:name="Footer Placeholder 8" svg:x="0.88in" svg:y="6.82in" svg:width="5.60455in" svg:height="0.35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3" draw:name="Slide Number Placeholder 9" svg:x="11.7661in" svg:y="6.8in" svg:width="0.4in" svg:height="0.4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4">
      <draw:frame draw:id="id54" presentation:style-name="a318" draw:name="Title 1" svg:x="2.44in" svg:y="1.055in" svg:width="8.45333in" svg:height="1.3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55" presentation:style-name="a335" draw:name="Vertical Text Placeholder 2" svg:x="2.44in" svg:y="2.885in" svg:width="8.45333in" svg:height="3.3923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Cinquième niveau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40" draw:name="Date Placeholder 3" svg:x="8.55362in" svg:y="6.82285in" svg:width="3.01153in" svg:height="0.3543in" presentation:class="date-time" presentation:placeholder="false">
        <draw:text-box>
          <text:p text:style-name="a339" text:class-names="" text:cond-style-name=""><text:span text:style-name="a336" text:class-names=""><text:date text:fixed="false" style:data-style-name="a337"/></text:span><text:span text:style-name="a338" text:class-names=""/></text:p>
        </draw:text-box>
        <svg:title/>
        <svg:desc/>
      </draw:frame>
      <draw:frame draw:id="id57" presentation:style-name="a343" draw:name="Footer Placeholder 4" svg:x="1.75in" svg:y="6.82in" svg:width="6.45362in" svg:height="0.35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7" draw:name="Slide Number Placeholder 5" svg:x="11.7661in" svg:y="6.8in" svg:width="0.4in" svg:height="0.4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/></text:span><text:span text:style-name="a345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8">
      <draw:frame draw:id="id59" presentation:style-name="a352" draw:name="Vertical Title 1" svg:x="9.46316in" svg:y="1.025in" svg:width="1.42017in" svg:height="5.45in" presentation:class="title" presentation:placeholder="false">
        <draw:text-box>
          <text:p text:style-name="a351" text:class-names="" text:cond-style-name=""><text:span text:style-name="a349" text:class-names="">Modifiez le style du titre</text:span><text:span text:style-name="a350" text:class-names=""/></text:p>
        </draw:text-box>
        <svg:title/>
        <svg:desc/>
      </draw:frame>
      <draw:frame draw:id="id60" presentation:style-name="a369" draw:name="Vertical Text Placeholder 2" svg:x="2.44in" svg:y="1.025in" svg:width="6.77875in" svg:height="5.4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quez pour modifier les styles du texte du masque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Deuxièm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Cinquièm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74" draw:name="Date Placeholder 3" svg:x="8.55362in" svg:y="6.82285in" svg:width="3.01153in" svg:height="0.354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</draw:text-box>
        <svg:title/>
        <svg:desc/>
      </draw:frame>
      <draw:frame draw:id="id62" presentation:style-name="a377" draw:name="Footer Placeholder 4" svg:x="1.75in" svg:y="6.82in" svg:width="6.45362in" svg:height="0.35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1" draw:name="Slide Number Placeholder 5" svg:x="11.7661in" svg:y="6.8in" svg:width="0.4in" svg:height="0.4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/></text:span><text:span text:style-name="a3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Python by coding a Tic Tac Toe game.</dc:title>
    <meta:initial-creator>Paul Vauboin</meta:initial-creator>
    <dc:creator>Paul Vauboin</dc:creator>
    <meta:creation-date>2019-11-21T21:02:06Z</meta:creation-date>
    <dc:date>2019-11-22T09:26:24Z</dc:date>
    <meta:template xlink:href="TM10001115%5b%5bfn=Colis%5d%5d" xlink:type="simple"/>
    <meta:editing-cycles>11</meta:editing-cycles>
    <meta:editing-duration>PT44657S</meta:editing-duration>
    <meta:document-statistic meta:paragraph-count="47" meta:word-count="291"/>
  </office:meta>
</office:document-meta>
</file>